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.15mm"/>
    </style:style>
    <style:style style:name="co2" style:family="table-column">
      <style:table-column-properties fo:break-before="auto" style:column-width="39.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3.58mm"/>
    </style:style>
    <style:style style:name="co5" style:family="table-column">
      <style:table-column-properties fo:break-before="auto" style:column-width="32.16mm"/>
    </style:style>
    <style:style style:name="co6" style:family="table-column">
      <style:table-column-properties fo:break-before="auto" style:column-width="30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2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riginal_nam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row table:style-name="ro1">
          <table:table-cell table:style-name="ce3" office:value-type="string" calcext:value-type="string">
            <text:p>POSITION_REFERENCE:</text:p>
          </table:table-cell>
          <table:table-cell table:style-name="ce3" office:value-type="string" calcext:value-type="string">
            <text:p>Backbone (e0e1)</text:p>
          </table:table-cell>
          <table:table-cell table:style-name="ce3" office:value-type="string" calcext:value-type="string">
            <text:p>e1e2</text:p>
          </table:table-cell>
          <table:table-cell table:style-name="ce3" office:value-type="string" calcext:value-type="string">
            <text:p>e2e3</text:p>
          </table:table-cell>
          <table:table-cell table:style-name="ce3" office:value-type="string" calcext:value-type="string">
            <text:p>e3e4</text:p>
          </table:table-cell>
          <table:table-cell table:style-name="ce3" office:value-type="string" calcext:value-type="string">
            <text:p>e4e5</text:p>
          </table:table-cell>
          <table:table-cell table:style-name="ce3" office:value-type="string" calcext:value-type="string">
            <text:p>e5e0</text:p>
          </table:table-cell>
          <table:table-cell/>
        </table:table-row>
        <table:table-row table:style-name="ro1">
          <table:table-cell office:value-type="string" calcext:value-type="string">
            <text:p>CONSTRUCT_1</text:p>
          </table:table-cell>
          <table:table-cell office:value-type="string" calcext:value-type="string">
            <text:p>HC_Amp_ccdB</text:p>
          </table:table-cell>
          <table:table-cell office:value-type="string" calcext:value-type="string">
            <text:p>FLP</text:p>
          </table:table-cell>
          <table:table-cell office:value-type="string" calcext:value-type="string">
            <text:p>promoter_1</text:p>
          </table:table-cell>
          <table:table-cell office:value-type="string" calcext:value-type="string">
            <text:p>GFP</text:p>
          </table:table-cell>
          <table:table-cell office:value-type="string" calcext:value-type="string">
            <text:p>terminator_1</text:p>
          </table:table-cell>
          <table:table-cell office:value-type="string" calcext:value-type="string">
            <text:p>insulator</text:p>
          </table:table-cell>
          <table:table-cell/>
        </table:table-row>
        <table:table-row table:style-name="ro1">
          <table:table-cell office:value-type="string" calcext:value-type="string">
            <text:p>CONSTRUCT_2</text:p>
          </table:table-cell>
          <table:table-cell office:value-type="string" calcext:value-type="string">
            <text:p>HC_Amp_ccdB</text:p>
          </table:table-cell>
          <table:table-cell office:value-type="string" calcext:value-type="string">
            <text:p>FLP</text:p>
          </table:table-cell>
          <table:table-cell office:value-type="string" calcext:value-type="string">
            <text:p>promoter_2</text:p>
          </table:table-cell>
          <table:table-cell office:value-type="string" calcext:value-type="string">
            <text:p>GFP</text:p>
          </table:table-cell>
          <table:table-cell office:value-type="string" calcext:value-type="string">
            <text:p>terminator_1</text:p>
          </table:table-cell>
          <table:table-cell office:value-type="string" calcext:value-type="string">
            <text:p>insulator</text:p>
          </table:table-cell>
          <table:table-cell/>
        </table:table-row>
        <table:table-row table:style-name="ro1">
          <table:table-cell office:value-type="string" calcext:value-type="string">
            <text:p>CONSTRUCT_3</text:p>
          </table:table-cell>
          <table:table-cell office:value-type="string" calcext:value-type="string">
            <text:p>HC_Amp_ccdB</text:p>
          </table:table-cell>
          <table:table-cell office:value-type="string" calcext:value-type="string">
            <text:p>FLP</text:p>
          </table:table-cell>
          <table:table-cell office:value-type="string" calcext:value-type="string">
            <text:p>promoter_2</text:p>
          </table:table-cell>
          <table:table-cell office:value-type="string" calcext:value-type="string">
            <text:p>RFP</text:p>
          </table:table-cell>
          <table:table-cell office:value-type="string" calcext:value-type="string">
            <text:p>terminator_2</text:p>
          </table:table-cell>
          <table:table-cell office:value-type="string" calcext:value-type="string">
            <text:p>insulator</text:p>
          </table:table-cell>
          <table:table-cell/>
        </table:table-row>
      </table:table>
      <table:table table:name="plan" table:style-name="ta1">
        <table:table-column table:style-name="co5" table:default-cell-style-name="Default"/>
        <table:table-column table:style-name="co6" table:number-columns-repeated="6" table:default-cell-style-name="Default"/>
        <table:table-row table:style-name="ro1">
          <table:table-cell table:formula="of:=[$original_names.A2]" office:value-type="string" office:string-value="CONSTRUCT_1" calcext:value-type="string">
            <text:p>CONSTRUCT_1</text:p>
          </table:table-cell>
          <table:table-cell table:formula="of:=[$original_names.B2]" office:value-type="string" office:string-value="HC_Amp_ccdB" calcext:value-type="string">
            <text:p>HC_Amp_ccdB</text:p>
          </table:table-cell>
          <table:table-cell table:formula="of:=COM.MICROSOFT.CONCAT([$original_names.C$1];&quot;_&quot;;[$original_names.C2])" office:value-type="string" office:string-value="e1e2_FLP" calcext:value-type="string">
            <text:p>e1e2_FLP</text:p>
          </table:table-cell>
          <table:table-cell table:formula="of:=COM.MICROSOFT.CONCAT([$original_names.D$1];&quot;_&quot;;[$original_names.D2])" office:value-type="string" office:string-value="e2e3_promoter_1" calcext:value-type="string">
            <text:p>e2e3_promoter_1</text:p>
          </table:table-cell>
          <table:table-cell table:formula="of:=COM.MICROSOFT.CONCAT([$original_names.E$1];&quot;_&quot;;[$original_names.E2])" office:value-type="string" office:string-value="e3e4_GFP" calcext:value-type="string">
            <text:p>e3e4_GFP</text:p>
          </table:table-cell>
          <table:table-cell table:formula="of:=COM.MICROSOFT.CONCAT([$original_names.F$1];&quot;_&quot;;[$original_names.F2])" office:value-type="string" office:string-value="e4e5_terminator_1" calcext:value-type="string">
            <text:p>e4e5_terminator_1</text:p>
          </table:table-cell>
          <table:table-cell table:formula="of:=COM.MICROSOFT.CONCAT([$original_names.G$1];&quot;_&quot;;[$original_names.G2])" office:value-type="string" office:string-value="e5e0_insulator" calcext:value-type="string">
            <text:p>e5e0_insulator</text:p>
          </table:table-cell>
        </table:table-row>
        <table:table-row table:style-name="ro1">
          <table:table-cell table:formula="of:=[$original_names.A3]" office:value-type="string" office:string-value="CONSTRUCT_2" calcext:value-type="string">
            <text:p>CONSTRUCT_2</text:p>
          </table:table-cell>
          <table:table-cell table:formula="of:=[$original_names.B3]" office:value-type="string" office:string-value="HC_Amp_ccdB" calcext:value-type="string">
            <text:p>HC_Amp_ccdB</text:p>
          </table:table-cell>
          <table:table-cell table:formula="of:=COM.MICROSOFT.CONCAT([$original_names.C$1];&quot;_&quot;;[$original_names.C3])" office:value-type="string" office:string-value="e1e2_FLP" calcext:value-type="string">
            <text:p>e1e2_FLP</text:p>
          </table:table-cell>
          <table:table-cell table:formula="of:=COM.MICROSOFT.CONCAT([$original_names.D$1];&quot;_&quot;;[$original_names.D3])" office:value-type="string" office:string-value="e2e3_promoter_2" calcext:value-type="string">
            <text:p>e2e3_promoter_2</text:p>
          </table:table-cell>
          <table:table-cell table:formula="of:=COM.MICROSOFT.CONCAT([$original_names.E$1];&quot;_&quot;;[$original_names.E3])" office:value-type="string" office:string-value="e3e4_GFP" calcext:value-type="string">
            <text:p>e3e4_GFP</text:p>
          </table:table-cell>
          <table:table-cell table:formula="of:=COM.MICROSOFT.CONCAT([$original_names.F$1];&quot;_&quot;;[$original_names.F3])" office:value-type="string" office:string-value="e4e5_terminator_1" calcext:value-type="string">
            <text:p>e4e5_terminator_1</text:p>
          </table:table-cell>
          <table:table-cell table:formula="of:=COM.MICROSOFT.CONCAT([$original_names.G$1];&quot;_&quot;;[$original_names.G3])" office:value-type="string" office:string-value="e5e0_insulator" calcext:value-type="string">
            <text:p>e5e0_insulator</text:p>
          </table:table-cell>
        </table:table-row>
        <table:table-row table:style-name="ro1">
          <table:table-cell table:formula="of:=[$original_names.A4]" office:value-type="string" office:string-value="CONSTRUCT_3" calcext:value-type="string">
            <text:p>CONSTRUCT_3</text:p>
          </table:table-cell>
          <table:table-cell table:formula="of:=[$original_names.B4]" office:value-type="string" office:string-value="HC_Amp_ccdB" calcext:value-type="string">
            <text:p>HC_Amp_ccdB</text:p>
          </table:table-cell>
          <table:table-cell table:formula="of:=COM.MICROSOFT.CONCAT([$original_names.C$1];&quot;_&quot;;[$original_names.C4])" office:value-type="string" office:string-value="e1e2_FLP" calcext:value-type="string">
            <text:p>e1e2_FLP</text:p>
          </table:table-cell>
          <table:table-cell table:formula="of:=COM.MICROSOFT.CONCAT([$original_names.D$1];&quot;_&quot;;[$original_names.D4])" office:value-type="string" office:string-value="e2e3_promoter_2" calcext:value-type="string">
            <text:p>e2e3_promoter_2</text:p>
          </table:table-cell>
          <table:table-cell table:formula="of:=COM.MICROSOFT.CONCAT([$original_names.E$1];&quot;_&quot;;[$original_names.E4])" office:value-type="string" office:string-value="e3e4_RFP" calcext:value-type="string">
            <text:p>e3e4_RFP</text:p>
          </table:table-cell>
          <table:table-cell table:formula="of:=COM.MICROSOFT.CONCAT([$original_names.F$1];&quot;_&quot;;[$original_names.F4])" office:value-type="string" office:string-value="e4e5_terminator_2" calcext:value-type="string">
            <text:p>e4e5_terminator_2</text:p>
          </table:table-cell>
          <table:table-cell table:formula="of:=COM.MICROSOFT.CONCAT([$original_names.G$1];&quot;_&quot;;[$original_names.G4])" office:value-type="string" office:string-value="e5e0_insulator" calcext:value-type="string">
            <text:p>e5e0_insulat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2">00/00/0000</text:date>, <text:time style:data-style-name="N2" text:time-value="13:49:15.8762035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2T12:46:30.116477463</meta:creation-date>
    <meta:generator>LibreOffice/6.0.7.3$Linux_X86_64 LibreOffice_project/00m0$Build-3</meta:generator>
    <dc:date>2021-08-02T12:53:56.703126868</dc:date>
    <meta:editing-duration>PT7M10S</meta:editing-duration>
    <meta:editing-cycles>9</meta:editing-cycles>
    <meta:document-statistic meta:table-count="2" meta:cell-count="49" meta:object-count="0"/>
  </office:meta>
</office:document-meta>
</file>